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2cm"/>
    </style:style>
    <style:style style:name="co2" style:family="table-column">
      <style:table-column-properties fo:break-before="auto" style:column-width="2.515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EXERCISE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eeece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 style:data-style-name="N110">
      <style:table-cell-properties fo:background-color="#93c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" style:family="table-cell" style:parent-style-name="Excel_20_Built-in_20_Normal" style:data-style-name="N110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1" style:family="table-cell" style:parent-style-name="Excel_20_Built-in_20_Normal" style:data-style-name="N110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14"/>
        <table:table-column table:style-name="co1" table:number-columns-repeated="253" table:default-cell-style-name="ce2"/>
        <table:table-column table:style-name="co2" table:number-columns-repeated="767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7" office:value-type="string">
            <text:p>Numero Carta</text:p>
          </table:table-cell>
          <table:table-cell table:style-name="ce1" office:value-type="string">
            <text:p>ID Transazione</text:p>
          </table:table-cell>
          <table:table-cell table:style-name="ce12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Tipo Transazione</text:p>
          </table:table-cell>
          <table:table-cell table:style-name="ce1" office:value-type="string">
            <text:p>Città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Duplicato Transazione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3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table:style-name="ce15" office:value-type="string">
            <text:p>Banca Sella</text:p>
          </table:table-cell>
          <table:table-cell office:value-type="string">
            <text:p>Acquisto POS</text:p>
          </table:table-cell>
          <table:table-cell office:value-type="string">
            <text:p>Atene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3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table:style-name="ce15" office:value-type="string">
            <text:p>Intesa San Paolo</text:p>
          </table:table-cell>
          <table:table-cell office:value-type="string">
            <text:p>Acquisto Online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3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table:style-name="ce15" office:value-type="string">
            <text:p>Unicredit</text:p>
          </table:table-cell>
          <table:table-cell office:value-type="string">
            <text:p>Bonifico</text:p>
          </table:table-cell>
          <table:table-cell office:value-type="string">
            <text:p>Washington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3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table:style-name="ce16" office:value-type="string">
            <text:p>Banca Sella</text:p>
          </table:table-cell>
          <table:table-cell office:value-type="string">
            <text:p>Acquisto POS</text:p>
          </table:table-cell>
          <table:table-cell office:value-type="string">
            <text:p>Atene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3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table:style-name="ce16" office:value-type="string">
            <text:p>Banca Sella</text:p>
          </table:table-cell>
          <table:table-cell office:value-type="string">
            <text:p>Prelievo ATM</text:p>
          </table:table-cell>
          <table:table-cell office:value-type="string">
            <text:p>Roma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3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table:style-name="ce16" office:value-type="string">
            <text:p>Unicredit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3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table:style-name="ce16" office:value-type="string">
            <text:p>Unicredit</text:p>
          </table:table-cell>
          <table:table-cell office:value-type="string">
            <text:p>Bonifico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3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table:style-name="ce16" office:value-type="string">
            <text:p>Banca Sella</text:p>
          </table:table-cell>
          <table:table-cell office:value-type="string">
            <text:p>Acquisto POS</text:p>
          </table:table-cell>
          <table:table-cell office:value-type="string">
            <text:p>Tokyo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3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table:style-name="ce16" office:value-type="string">
            <text:p>Intesa San Paolo</text:p>
          </table:table-cell>
          <table:table-cell office:value-type="string">
            <text:p>Acquisto POS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3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table:style-name="ce16" office:value-type="string">
            <text:p>Intesa San Paolo</text:p>
          </table:table-cell>
          <table:table-cell office:value-type="string">
            <text:p>Prelievo ATM</text:p>
          </table:table-cell>
          <table:table-cell office:value-type="string">
            <text:p>Londra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3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table:style-name="ce16" office:value-type="string">
            <text:p>Banca Sella</text:p>
          </table:table-cell>
          <table:table-cell office:value-type="string">
            <text:p>Bonifico</text:p>
          </table:table-cell>
          <table:table-cell office:value-type="string">
            <text:p>Il Cairo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3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table:style-name="ce16" office:value-type="string">
            <text:p>Unicredit</text:p>
          </table:table-cell>
          <table:table-cell office:value-type="string">
            <text:p>Bonifico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3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table:style-name="ce16" office:value-type="string">
            <text:p>Banca Sella</text:p>
          </table:table-cell>
          <table:table-cell office:value-type="string">
            <text:p>Prelievo ATM</text:p>
          </table:table-cell>
          <table:table-cell office:value-type="string">
            <text:p>Londra</text:p>
          </table:table-cell>
          <table:table-cell table:number-columns-repeated="1016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3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table:style-name="ce16" office:value-type="string">
            <text:p>Unicredit</text:p>
          </table:table-cell>
          <table:table-cell office:value-type="string">
            <text:p>Prelievo ATM</text:p>
          </table:table-cell>
          <table:table-cell office:value-type="string">
            <text:p>Vienna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3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table:style-name="ce16" office:value-type="string">
            <text:p>Unicredit</text:p>
          </table:table-cell>
          <table:table-cell office:value-type="string">
            <text:p>Bonifico</text:p>
          </table:table-cell>
          <table:table-cell office:value-type="string">
            <text:p>Atene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3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table:style-name="ce16" office:value-type="string">
            <text:p>Intesa San Paolo</text:p>
          </table:table-cell>
          <table:table-cell office:value-type="string">
            <text:p>Acquisto Online</text:p>
          </table:table-cell>
          <table:table-cell office:value-type="string">
            <text:p>Londra</text:p>
          </table:table-cell>
          <table:table-cell table:number-columns-repeated="1016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3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table:style-name="ce16" office:value-type="string">
            <text:p>Intesa San Paolo</text:p>
          </table:table-cell>
          <table:table-cell office:value-type="string">
            <text:p>Bonifico</text:p>
          </table:table-cell>
          <table:table-cell office:value-type="string">
            <text:p>Vienna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3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table:style-name="ce16" office:value-type="string">
            <text:p>Banca Sella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number-columns-repeated="1016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3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table:style-name="ce16" office:value-type="string">
            <text:p>Intesa San Paolo</text:p>
          </table:table-cell>
          <table:table-cell office:value-type="string">
            <text:p>Acquisto POS</text:p>
          </table:table-cell>
          <table:table-cell office:value-type="string">
            <text:p>Washington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3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table:style-name="ce16" office:value-type="string">
            <text:p>Unicredit</text:p>
          </table:table-cell>
          <table:table-cell office:value-type="string">
            <text:p>Acquisto Online</text:p>
          </table:table-cell>
          <table:table-cell office:value-type="string">
            <text:p>Berlino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3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table:style-name="ce16" office:value-type="string">
            <text:p>Unicredit</text:p>
          </table:table-cell>
          <table:table-cell office:value-type="string">
            <text:p>Acquisto POS</text:p>
          </table:table-cell>
          <table:table-cell office:value-type="string">
            <text:p>Il Cairo</text:p>
          </table:table-cell>
          <table:table-cell table:number-columns-repeated="1016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3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table:style-name="ce16" office:value-type="string">
            <text:p>Intesa San Paolo</text:p>
          </table:table-cell>
          <table:table-cell office:value-type="string">
            <text:p>Prelievo ATM</text:p>
          </table:table-cell>
          <table:table-cell office:value-type="string">
            <text:p>Parigi</text:p>
          </table:table-cell>
          <table:table-cell table:number-columns-repeated="1016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3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table:style-name="ce16" office:value-type="string">
            <text:p>Banca Sella</text:p>
          </table:table-cell>
          <table:table-cell office:value-type="string">
            <text:p>Bonifico</text:p>
          </table:table-cell>
          <table:table-cell office:value-type="string">
            <text:p>Washington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3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table:style-name="ce16" office:value-type="string">
            <text:p>Unicredit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3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table:style-name="ce16" office:value-type="string">
            <text:p>Intesa San Paolo</text:p>
          </table:table-cell>
          <table:table-cell office:value-type="string">
            <text:p>Prelievo ATM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DATI PER AGENZIA</text:p>
          </table:table-cell>
          <table:table-cell table:style-name="ce3" office:value-type="string">
            <text:p>IMPORTI TOTALI (€)</text:p>
          </table:table-cell>
          <table:table-cell table:style-name="ce3" office:value-type="string">
            <text:p>IMPORTO MEDIO (€)</text:p>
          </table:table-cell>
          <table:table-cell table:style-name="ce3" office:value-type="string">
            <text:p>NUMERO ANOMALIE</text:p>
          </table:table-cell>
          <table:table-cell table:style-name="ce3" office:value-type="string">
            <text:p>TOTALE IMPORTI ANOMALI (€)</text:p>
          </table:table-cell>
          <table:table-cell table:style-name="ce17"/>
          <table:table-cell/>
          <table:table-cell table:style-name="ce1" table:number-columns-repeated="4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9" table:number-columns-repeated="4"/>
          <table:table-cell table:style-name="ce17"/>
          <table:table-cell table:number-columns-repeated="2"/>
          <table:table-cell table:style-name="ce18" table:number-columns-repeated="5"/>
          <table:table-cell table:number-columns-repeated="1011"/>
        </table:table-row>
        <table:table-row table:style-name="ro1">
          <table:table-cell table:style-name="ce5" office:value-type="string">
            <text:p>Intesa San Paolo</text:p>
          </table:table-cell>
          <table:table-cell table:style-name="ce10" table:number-columns-repeated="4"/>
          <table:table-cell table:style-name="ce17"/>
          <table:table-cell table:number-columns-repeated="1018"/>
        </table:table-row>
        <table:table-row table:style-name="ro1">
          <table:table-cell table:style-name="ce6" office:value-type="string">
            <text:p>UniCredit</text:p>
          </table:table-cell>
          <table:table-cell table:style-name="ce11" table:number-columns-repeated="4"/>
          <table:table-cell table:style-name="ce17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0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39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9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9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9" number:language="it" number:country="IT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5">25/02/2025</text:date>, <text:time>15.39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02-25T15:39:39</dc:date>
    <meta:editing-duration>PT15M15S</meta:editing-duration>
    <meta:editing-cycles>4</meta:editing-cycles>
    <meta:document-statistic meta:table-count="1" meta:cell-count="218" meta:object-count="0"/>
  </office:meta>
</office:document-meta>
</file>